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adder ITC" svg:font-family="'Blackadder ITC'" style:font-family-generic="roman" style:font-pitch="variable"/>
    <style:font-face style:name="Cantarell" svg:font-family="Cantarel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2in" fo:margin-top="0in" fo:margin-bottom="0in" table:align="center" style:writing-mode="lr-tb"/>
    </style:style>
    <style:style style:name="Table1.A" style:family="table-column">
      <style:table-column-properties style:column-width="1.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1.A2" style:family="table-cell">
      <style:table-cell-properties fo:padding-left="0.075in" fo:padding-right="0.075in" fo:padding-top="0in" fo:padding-bottom="0in" fo:border="0.5pt solid #b7b7b7" style:writing-mode="lr-tb"/>
    </style:style>
    <style:style style:name="Table2" style:family="table">
      <style:table-properties style:width="6.4931in" fo:margin-left="0.0035in" fo:margin-top="0in" fo:margin-bottom="0in" table:align="left" style:writing-mode="lr-tb"/>
    </style:style>
    <style:style style:name="Table2.A" style:family="table-column">
      <style:table-column-properties style:column-width="1.6264in"/>
    </style:style>
    <style:style style:name="Table2.B" style:family="table-column">
      <style:table-column-properties style:column-width="1.62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b7b7b7" style:writing-mode="lr-tb"/>
    </style:style>
    <style:style style:name="Table3" style:family="table">
      <style:table-properties style:width="6.5in" fo:margin-top="0in" fo:margin-bottom="0in" table:align="center" style:writing-mode="lr-tb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3.A2" style:family="table-cell">
      <style:table-cell-properties fo:padding-left="0.075in" fo:padding-right="0.075in" fo:padding-top="0in" fo:padding-bottom="0in" fo:border="0.5pt solid #b7b7b7" style:writing-mode="lr-tb"/>
    </style:style>
    <style:style style:name="Table4" style:family="table">
      <style:table-properties style:width="5.2in" fo:margin-top="0in" fo:margin-bottom="0in" table:align="center" style:writing-mode="lr-tb"/>
    </style:style>
    <style:style style:name="Table4.A" style:family="table-column">
      <style:table-column-properties style:column-width="1.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4.A2" style:family="table-cell">
      <style:table-cell-properties fo:padding-left="0.075in" fo:padding-right="0.075in" fo:padding-top="0in" fo:padding-bottom="0in" fo:border="0.5pt solid #b7b7b7" style:writing-mode="lr-tb"/>
    </style:style>
    <style:style style:name="Table5" style:family="table">
      <style:table-properties style:width="6.5in" fo:margin-top="0in" fo:margin-bottom="0in" table:align="center" style:writing-mode="lr-tb"/>
    </style:style>
    <style:style style:name="Table5.A" style:family="table-column">
      <style:table-column-properties style:column-width="1.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5.A2" style:family="table-cell">
      <style:table-cell-properties fo:padding-left="0.075in" fo:padding-right="0.075in" fo:padding-top="0in" fo:padding-bottom="0in" fo:border="0.5pt solid #b7b7b7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1" fo:font-size="12pt" fo:language="en" fo:country="US" fo:font-weight="bold" style:font-size-asian="12pt" style:language-asian="ja" style:country-asian="JP" style:font-weight-asian="bold" style:font-size-complex="12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1" fo:font-size="12pt" fo:language="en" fo:country="US" style:font-size-asian="12pt" style:language-asian="ja" style:country-asian="JP" style:font-size-complex="12pt" style:language-complex="ar" style:country-complex="SA"/>
    </style:style>
    <style:style style:name="P3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4" style:family="paragraph" style:parent-style-name="List_20_Paragraph">
      <style:paragraph-properties fo:margin-left="1.25in" fo:text-indent="0in" style:auto-text-indent="false"/>
    </style:style>
    <style:style style:name="P5" style:family="paragraph" style:parent-style-name="List_20_Paragraph">
      <style:paragraph-properties fo:margin-left="1in" fo:text-indent="0in" style:auto-text-indent="false"/>
    </style:style>
    <style:style style:name="P6" style:family="paragraph" style:parent-style-name="No_20_Spacing">
      <style:paragraph-properties fo:margin-left="0.5in" fo:text-indent="0in" style:auto-text-indent="false"/>
    </style:style>
    <style:style style:name="P7" style:family="paragraph" style:parent-style-name="Standard">
      <style:paragraph-properties fo:margin-left="0.5in" fo:text-indent="0in" style:auto-text-indent="false"/>
    </style:style>
    <style:style style:name="P8" style:family="paragraph" style:parent-style-name="Standard">
      <style:paragraph-properties fo:text-indent="0in" style:auto-text-indent="false"/>
    </style:style>
    <style:style style:name="P9" style:family="paragraph" style:parent-style-name="Standard">
      <style:paragraph-properties fo:margin-left="0.75in" fo:text-indent="0in" style:auto-text-indent="false"/>
    </style:style>
    <style:style style:name="P10" style:family="paragraph" style:parent-style-name="Standard">
      <style:paragraph-properties fo:margin-left="0.75in" fo:line-height="150%" fo:text-indent="0in" style:auto-text-indent="false"/>
    </style:style>
    <style:style style:name="P11" style:family="paragraph" style:parent-style-name="Title">
      <style:paragraph-properties fo:text-align="start" style:justify-single-word="false"/>
    </style:style>
    <style:style style:name="P12" style:family="paragraph" style:parent-style-name="Title_20_2">
      <style:text-properties officeooo:rsid="00167694" officeooo:paragraph-rsid="00167694"/>
    </style:style>
    <style:style style:name="P13" style:family="paragraph" style:parent-style-name="Standard">
      <style:paragraph-properties fo:margin-top="0in" fo:margin-bottom="0in" style:contextual-spacing="true" fo:text-align="center" style:justify-single-word="false"/>
    </style:style>
    <style:style style:name="P14" style:family="paragraph" style:parent-style-name="Standard">
      <style:paragraph-properties fo:margin-top="0in" fo:margin-bottom="0in" style:contextual-spacing="true" fo:text-align="center" style:justify-single-word="false"/>
      <style:text-properties style:font-name="Times New Roman1" style:font-name-complex="Times New Roman2" style:font-size-complex="11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1" fo:font-size="12pt" fo:language="en" fo:country="US" style:font-size-asian="12pt" style:language-asian="ja" style:country-asian="JP" style:font-size-complex="12pt" style:language-complex="ar" style:country-complex="SA"/>
    </style:style>
    <style:style style:name="P16" style:family="paragraph" style:parent-style-name="Standard">
      <style:paragraph-properties fo:margin-left="0.75in" fo:line-height="15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.75in" fo:line-height="150%" fo:text-indent="0in" style:auto-text-indent="false"/>
    </style:style>
    <style:style style:name="P18" style:family="paragraph" style:parent-style-name="Standard">
      <style:paragraph-properties fo:margin-left="0.25in" fo:text-indent="0.5in" style:auto-text-indent="false"/>
      <style:text-properties fo:font-weight="bold" style:font-weight-asian="bold" style:font-weight-complex="bold"/>
    </style:style>
    <style:style style:name="P19" style:family="paragraph" style:parent-style-name="Title" style:master-page-name="Standard">
      <style:paragraph-properties style:page-number="0"/>
    </style:style>
    <style:style style:name="P20" style:family="paragraph" style:parent-style-name="Heading_20_3" style:list-style-name="WWNum20"/>
    <style:style style:name="P21" style:family="paragraph" style:parent-style-name="List_20_Paragraph" style:list-style-name="WWNum17"/>
    <style:style style:name="P22" style:family="paragraph" style:parent-style-name="List_20_Paragraph" style:list-style-name="WWNum19"/>
    <style:style style:name="P23" style:family="paragraph" style:parent-style-name="List_20_Paragraph" style:list-style-name="WWNum21"/>
    <style:style style:name="P24" style:family="paragraph" style:parent-style-name="List_20_Paragraph" style:list-style-name="WWNum22"/>
    <style:style style:name="P25" style:family="paragraph" style:parent-style-name="List_20_Paragraph" style:list-style-name="WWNum18"/>
    <style:style style:name="P26" style:family="paragraph" style:parent-style-name="List_20_Paragraph" style:list-style-name="WWNum26"/>
    <style:style style:name="P27" style:family="paragraph" style:parent-style-name="List_20_Paragraph" style:list-style-name="WWNum28"/>
    <style:style style:name="P28" style:family="paragraph" style:parent-style-name="List_20_Paragraph" style:list-style-name="WWNum34"/>
    <style:style style:name="P29" style:family="paragraph" style:parent-style-name="List_20_Paragraph" style:list-style-name="WWNum30"/>
    <style:style style:name="T1" style:family="text">
      <style:text-properties officeooo:rsid="00167694"/>
    </style:style>
    <style:style style:name="T2" style:family="text">
      <style:text-properties fo:color="#000000" loext:opacity="100%" style:font-name="TimesNewRomanPS-BoldMT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1" fo:font-weight="bold" style:font-weight-asian="bold" style:font-name-complex="Times New Roman2" style:font-size-complex="11pt"/>
    </style:style>
    <style:style style:name="T4" style:family="text">
      <style:text-properties style:font-name="Times New Roman1" style:font-name-complex="Times New Roman2" style:font-size-complex="11pt"/>
    </style:style>
    <style:style style:name="T5" style:family="text">
      <style:text-properties style:font-name="Times New Roman1" officeooo:rsid="00167694" style:font-name-complex="Times New Roman2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text:display="true"/>
    </style:style>
    <style:style style:name="T8" style:family="text">
      <style:text-properties style:text-position="sub 58%"/>
    </style:style>
    <style:style style:name="T9" style:family="text">
      <style:text-properties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Blackadder ITC" fo:font-size="16pt" style:font-size-asian="16pt" style:font-size-complex="16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2NzSwsDC3sDQztjC3tDRU0lEKTi0uzszPAykwrAUALfRh9ywAAAA=" text:name="__Grammarly_42___1"/>
      </text:user-field-decls>
      <text:p text:style-name="P19"><loext:content-control loext:plain-text="true" loext:alias="Title:" loext:tag="Title:" loext:id="726351117"><text:span text:style-name="T2">Combinatorial Logic</text:span></loext:content-control></text:p>
      <text:p text:style-name="Title_20_2"/>
      <text:p text:style-name="Title_20_2"/>
      <text:p text:style-name="Title_20_2">Submitted by</text:p>
      <text:p text:style-name="P12">Caleb Burke</text:p>
      <text:p text:style-name="P12">658780838</text:p>
      <text:p text:style-name="Title_20_2">Department of Computer Science</text:p>
      <text:p text:style-name="Title_20_2">Faculty of Science and Technology</text:p>
      <text:p text:style-name="Title_20_2">Vancouver Island University</text:p>
      <text:p text:style-name="Title_20_2"/>
      <text:p text:style-name="Title_20_2"/>
      <text:p text:style-name="Title_20_2"/>
      <text:p text:style-name="P13" loext:marker-style-name="T3"><text:span text:style-name="T3">CSCI 355 Digital Logic and Computer Organization</text:span><text:span text:style-name="T3"/></text:p>
      <text:p text:style-name="P14" loext:marker-style-name="T4"/>
      <text:p text:style-name="P13" loext:marker-style-name="T4"><text:span text:style-name="T4">Submitted to</text:span><text:span text:style-name="T4"/></text:p>
      <text:p text:style-name="P13" loext:marker-style-name="T4"><text:span text:style-name="T4">Prof. Ajay Shrestha</text:span><text:span text:style-name="T4"/></text:p>
      <text:p text:style-name="P14" loext:marker-style-name="T4"/>
      <text:p text:style-name="P14" loext:marker-style-name="T4"/>
      <text:p text:style-name="P13" loext:marker-style-name="T4"><text:span text:style-name="T4">September </text:span><text:span text:style-name="T5">24</text:span><text:span text:style-name="T4">, 2024</text:span></text:p>
      <text:p text:style-name="Title"><text:soft-page-break/><text:span text:style-name="T6">Table of Content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Contents</text:p>
          </text:index-title>
          <text:p text:style-name="P3"><text:a xlink:type="simple" xlink:href="#_Toc177490165" text:style-name="Index_20_Link" text:visited-style-name="Index_20_Link">1. Objectives<text:span text:style-name="T7"><text:tab/>1</text:span></text:a></text:p>
          <text:p text:style-name="P3"><text:a xlink:type="simple" xlink:href="#_Toc177490166" text:style-name="Index_20_Link" text:visited-style-name="Index_20_Link">2. Components Required<text:span text:style-name="T7"><text:tab/>1</text:span></text:a></text:p>
          <text:p text:style-name="P3"><text:a xlink:type="simple" xlink:href="#_Toc177490167" text:style-name="Index_20_Link" text:visited-style-name="Index_20_Link">3. Background (You can remove this section)<text:span text:style-name="T7"><text:tab/>1</text:span></text:a></text:p>
          <text:p text:style-name="P3"><text:a xlink:type="simple" xlink:href="#_Toc177490168" text:style-name="Index_20_Link" text:visited-style-name="Index_20_Link">4. Pre-Lab<text:span text:style-name="T7"><text:tab/>2</text:span></text:a></text:p>
          <text:p text:style-name="P3"><text:a xlink:type="simple" xlink:href="#_Toc177490174" text:style-name="Index_20_Link" text:visited-style-name="Index_20_Link">6. Lab Procedure with Deliverables<text:span text:style-name="T7"><text:tab/>3</text:span></text:a></text:p>
          <text:p text:style-name="P3"><text:a xlink:type="simple" xlink:href="#_Toc177490177" text:style-name="Index_20_Link" text:visited-style-name="Index_20_Link">7. Conclusion<text:span text:style-name="T7"><text:tab/>6</text:span></text:a></text:p>
          <text:p text:style-name="P3"><text:a xlink:type="simple" xlink:href="#_Toc177490178" text:style-name="Index_20_Link" text:visited-style-name="Index_20_Link">References<text:span text:style-name="T7"><text:tab/>6</text:span></text:a></text:p>
          <text:p text:style-name="P3"><text:a xlink:type="simple" xlink:href="#_Toc177490179" text:style-name="Index_20_Link" text:visited-style-name="Index_20_Link">Appendix<text:span text:style-name="T7"><text:tab/>6</text:span></text:a></text:p>
          <text:p text:style-name="Standard"/>
        </text:index-body>
      </text:table-of-content>
      <text:p text:style-name="P11"><text:bookmark-start text:name="_Toc114202552"/><text:bookmark-start text:name="_Toc177487764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Toc177490165"/><text:soft-page-break/>1. O<text:bookmark-end text:name="_Toc114202552"/>bjectives<text:bookmark-end text:name="_Toc177490165"/><text:bookmark-end text:name="_Toc177487764"/></text:h>
      <text:p text:style-name="P6">1. Construct NAND equivalent for Sum-of-Products</text:p>
      <text:p text:style-name="P6">2. Construct NOR equivalent for Product-of-Sums</text:p>
      <text:p text:style-name="P6">3. Familiarization with Exclusive OR (XOR) gate</text:p>
      <text:p text:style-name="P6">4. Construct XOR using NAND only logics/ NOR only logics<text:bookmark-start text:name="_Toc114202553"/></text:p>
      <text:p text:style-name="P6"/>
      <text:h text:style-name="Heading_20_2" text:outline-level="2"><text:bookmark-end text:name="_Toc114202553"/><text:bookmark-start text:name="_Toc177490166"/><text:bookmark-start text:name="_Toc177490108"/><text:bookmark-start text:name="_Toc177487765"/><text:bookmark-start text:name="_Toc114202554"/>2. C<text:bookmark-end text:name="_Toc114202554"/>omponents Required<text:bookmark-end text:name="_Toc177490166"/><text:bookmark-end text:name="_Toc177490108"/><text:bookmark-end text:name="_Toc177487765"/></text:h>
      <text:p text:style-name="Standard">Power supply, 1 x 7400 Quad 2-Input NAND Gate, 1 x 7402 Quad 2-Input NOR Gate, Breadboard, Digital Circuit Evaluator, Wiring Kit</text:p>
      <text:p text:style-name="P8"/>
      <text:h text:style-name="Heading_20_2" text:outline-level="2"><text:bookmark-start text:name="_Toc177490109"/><text:bookmark-start text:name="_Toc177490167"/>3. Background (You can remove this section)<text:bookmark-end text:name="_Toc177490109"/><text:bookmark-end text:name="_Toc177490167"/></text:h>
      <text:p text:style-name="P8"/>
      <text:h text:style-name="Heading_20_2" text:outline-level="2"><text:bookmark-start text:name="_Toc114202555"/><text:bookmark-start text:name="_Toc177490168"/><text:bookmark-start text:name="_Toc177490110"/><text:bookmark-start text:name="_Toc177487766"/>4. Pre-Lab<text:bookmark-end text:name="_Toc114202555"/><text:bookmark-end text:name="_Toc177490168"/><text:bookmark-end text:name="_Toc177490110"/><text:bookmark-end text:name="_Toc177487766"/></text:h>
      <text:p text:style-name="Standard"/>
      <text:h text:style-name="Heading_20_3" text:outline-level="3"><text:bookmark-start text:name="_Toc114202556"/><text:bookmark-start text:name="_Toc177490169"/><text:bookmark-start text:name="_Toc177490111"/><text:bookmark-start text:name="_Toc177487767"/>4.1<text:bookmark-end text:name="_Toc114202556"/> 7400 Series<text:bookmark-end text:name="_Toc177490169"/><text:bookmark-end text:name="_Toc177490111"/><text:bookmark-end text:name="_Toc177487767"/></text:h>
      <text:list text:style-name="WWNum17">
        <text:list-item>
          <text:p text:style-name="P21">What is the difference between the 7400 series and the 5400 series?</text:p>
        </text:list-item>
      </text:list>
      <text:p text:style-name="P4"/>
      <text:list text:continue-numbering="true" text:style-name="WWNum17">
        <text:list-item>
          <text:p text:style-name="P21">Integrated circuits of the “HC” device family are popular nowadays. What does “HC” stand for?</text:p>
        </text:list-item>
      </text:list>
      <text:p text:style-name="P8"/>
      <text:list text:continue-numbering="true" text:style-name="WWNum17">
        <text:list-item>
          <text:p text:style-name="P21">What is the maximum propagation delay (“T<text:span text:style-name="T8">P</text:span> (max)”) for the “HC” device family?</text:p>
        </text:list-item>
      </text:list>
      <text:list xml:id="list721250941" text:style-name="WWNum20">
        <text:list-item>
          <text:list>
            <text:list-item>
              <text:h text:style-name="P20" text:outline-level="3"><text:bookmark-start text:name="_Toc177487768"/><text:bookmark-start text:name="_Toc177490170"/><text:bookmark-start text:name="_Toc177490112"/><text:soft-page-break/>Dual In-Line Package<text:bookmark-end text:name="_Toc177487768"/><text:bookmark-end text:name="_Toc177490170"/><text:bookmark-end text:name="_Toc177490112"/></text:h>
            </text:list-item>
          </text:list>
        </text:list-item>
      </text:list>
      <text:list text:style-name="WWNum19">
        <text:list-item>
          <text:p text:style-name="P22">When was the dual-inline format invented and by whom?</text:p>
        </text:list-item>
      </text:list>
      <text:p text:style-name="P4"/>
      <text:list text:continue-numbering="true" text:style-name="WWNum19">
        <text:list-item>
          <text:p text:style-name="P22"><text:s/>Which is PIN #1? How are the rest of the pins numbered?</text:p>
        </text:list-item>
      </text:list>
      <text:p text:style-name="P4"/>
      <text:list xml:id="list153140869661398" text:continue-list="list721250941" text:style-name="WWNum20">
        <text:list-item>
          <text:list>
            <text:list-item>
              <text:h text:style-name="P20" text:outline-level="3"><text:bookmark-start text:name="_Toc177487769"/><text:bookmark-start text:name="_Toc177490171"/><text:bookmark-start text:name="_Toc177490113"/>Datasheets<text:bookmark-end text:name="_Toc177487769"/><text:bookmark-end text:name="_Toc177490171"/><text:bookmark-end text:name="_Toc177490113"/></text:h>
            </text:list-item>
          </text:list>
        </text:list-item>
      </text:list>
      <text:list text:style-name="WWNum21">
        <text:list-item>
          <text:p text:style-name="P23">What is a 7474 IC?</text:p>
        </text:list-item>
      </text:list>
      <text:p text:style-name="P8"><text:s/></text:p>
      <text:list text:continue-numbering="true" text:style-name="WWNum21">
        <text:list-item>
          <text:p text:style-name="P23">What is the number for a quad 2-input XOR gate?</text:p>
        </text:list-item>
      </text:list>
      <text:p text:style-name="P4"/>
      <text:list text:continue-numbering="true" text:style-name="WWNum21">
        <text:list-item>
          <text:p text:style-name="P23">Download and review the "datasheet" for the 7400 - quad 2-input NAND gate (you will need the “pinout” for the lab procedures below)</text:p>
        </text:list-item>
        <text:list-item>
          <text:p text:style-name="P23">Download and review the "datasheet" for the 7402 - quad 2-input NOR gate (you will need the “pinout” for the lab procedures below).</text:p>
        </text:list-item>
      </text:list>
      <text:p text:style-name="P8"/>
      <text:list text:continue-list="list153140869661398" text:style-name="WWNum20">
        <text:list-item>
          <text:list>
            <text:list-item>
              <text:h text:style-name="P20" text:outline-level="3"><text:bookmark-start text:name="_Toc177487770"/><text:bookmark-start text:name="_Toc177490172"/><text:bookmark-start text:name="_Toc177490114"/>Number Conversion<text:bookmark-end text:name="_Toc177487770"/><text:bookmark-end text:name="_Toc177490172"/><text:bookmark-end text:name="_Toc177490114"/></text:h>
            </text:list-item>
          </text:list>
        </text:list-item>
      </text:list>
      <text:list xml:id="list827371833" text:style-name="WWNum22">
        <text:list-item>
          <text:p text:style-name="P24">Show a complete process of converting a binary number (1011.101)<text:span text:style-name="T8">2</text:span> to decimal.</text:p>
        </text:list-item>
      </text:list>
      <text:list text:style-name="WWNum18">
        <text:list-item>
          <text:p text:style-name="P25">Either put it here or if you have it on a paper then put a picture of it here-do like this &lt;&lt;The conversion diagram is attached in appendix as CONVERSION_BINARY_FIG_1. &gt;&gt;</text:p>
        </text:list-item>
      </text:list>
      <text:list text:continue-list="list827371833" text:style-name="WWNum22">
        <text:list-item>
          <text:p text:style-name="P24">Show a complete process of converting gray code (1011101) to normal binary.</text:p>
        </text:list-item>
      </text:list>
      <text:h text:style-name="Heading_20_2" text:outline-level="2"><text:bookmark-start text:name="_Toc177490115"/><text:bookmark-start text:name="_Toc177487771"/><text:bookmark-start text:name="_Toc177490173"/><text:soft-page-break/>5. Debugging Techniques (You can remove this section)<text:bookmark-end text:name="_Toc177490115"/><text:bookmark-end text:name="_Toc177490173"/><text:line-break/></text:h>
      <text:h text:style-name="Heading_20_2" text:outline-level="2"><text:bookmark-start text:name="_Toc177490116"/><text:bookmark-start text:name="_Toc177490174"/>6. Lab Procedure<text:bookmark-end text:name="_Toc177487771"/> with Deliverables<text:bookmark-end text:name="_Toc177490116"/><text:bookmark-end text:name="_Toc177490174"/></text:h>
      <text:h text:style-name="Heading_20_3" text:outline-level="3"><text:bookmark-start text:name="_Toc177487772"/><text:bookmark-start text:name="_Toc177490175"/><text:bookmark-start text:name="_Toc177490117"/>6.1 AND Gate<text:bookmark-end text:name="_Toc177487772"/><text:bookmark-end text:name="_Toc177490175"/><text:bookmark-end text:name="_Toc177490117"/></text:h>
      <text:p text:style-name="Standard">Constructing AND gate circuit and verifying that it operates as expected.</text:p>
      <text:h text:style-name="Heading_20_4" text:outline-level="4">6.1.1 Construct the AND circuit on your breadboard using two NAND gates:</text:h>
      <text:p text:style-name="P7">This circuit is created by two NAND gates with the second NAND gate functioning as an inverter.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C (intermediate output)</text:p>
          </table:table-cell>
          <table:table-cell table:style-name="Table1.A1" office:value-type="string">
            <text:p text:style-name="P1">Y</text:p>
          </table:table-cell>
        </table:table-row>
        <table:table-row table:style-name="Table1.1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P8"/>
      <text:p text:style-name="P9">The evidence for 6.1.1:</text:p>
      <text:list text:style-name="WWNum26">
        <text:list-item>
          <text:p text:style-name="P26">Circuit (Schematic) diagram as 6.1.1.AND_CIRCUIT_DIAGRAM</text:p>
        </text:list-item>
        <text:list-item>
          <text:p text:style-name="P26">The digital photo as 6.1.1.AND_DIGITAL</text:p>
        </text:list-item>
        <text:list-item>
          <text:p text:style-name="P26">The PIN out diagram for this circuit as 6.1.1.AND_PINOUT_FIG</text:p>
        </text:list-item>
        <text:list-item>
          <text:p text:style-name="P26">Pinning table as 6.1.1.AND_PINOUT_TABLE</text:p>
        </text:list-item>
      </text:list>
      <text:p text:style-name="P16" loext:marker-style-name="T9"><text:span text:style-name="T9">6.1.1.AND_PINOUT_TABLE: &lt;Example&gt;</text:span><text:span text:style-name="T9"/></text:p>
      <text:p text:style-name="P10" loext:marker-style-name="T10">STUDENT NAME: <text:span text:style-name="T10">John Doe</text:span><text:span text:style-name="T10"/></text:p>
      <text:p text:style-name="P10">EXPERIMENT NUMBER: <text:span text:style-name="T10">6.1.1</text:span> </text:p>
      <text:p text:style-name="P10" loext:marker-style-name="T6">IC NUMBER: <text:span text:style-name="T6">SN7400</text:span><text:span text:style-name="T6"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 loext:marker-style-name="T6"><text:span text:style-name="T6">Source</text:span><text:span text:style-name="T6"/></text:p>
          </table:table-cell>
          <table:table-cell table:style-name="Table2.A1" table:number-columns-spanned="3" office:value-type="string">
            <text:p text:style-name="P2" loext:marker-style-name="T6"><text:span text:style-name="T6">Destination</text:span><text:span text:style-name="T6"/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 loext:marker-style-name="T6"><text:span text:style-name="T6">Pin Number</text:span><text:span text:style-name="T6"/></text:p>
          </table:table-cell>
          <table:table-cell table:style-name="Table2.A1" office:value-type="string">
            <text:p text:style-name="P2" loext:marker-style-name="T6"><text:span text:style-name="T6">Alias Name</text:span><text:span text:style-name="T6"/></text:p>
          </table:table-cell>
          <table:table-cell table:style-name="Table2.A1" office:value-type="string">
            <text:p text:style-name="P2" loext:marker-style-name="T6"><text:span text:style-name="T6">Pin Number</text:span><text:span text:style-name="T6"/></text:p>
          </table:table-cell>
          <table:table-cell table:style-name="Table2.A1" office:value-type="string">
            <text:p text:style-name="P2" loext:marker-style-name="T6"><text:span text:style-name="T6">Alias Name</text:span><text:span text:style-name="T6"/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h text:style-name="Heading_20_4" text:outline-level="4"><text:soft-page-break/>6.1.2 Construct the AND circuit on your breadboard using three NOR gates:</text:h>
      <text:p text:style-name="P7">This circuit is created by two NOR gates functioning as inverters.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">A</text:p>
          </table:table-cell>
          <table:table-cell table:style-name="Table3.A1" office:value-type="string">
            <text:p text:style-name="P1">B</text:p>
          </table:table-cell>
          <table:table-cell table:style-name="Table3.A1" office:value-type="string">
            <text:p text:style-name="P1">NOT A</text:p>
          </table:table-cell>
          <table:table-cell table:style-name="Table3.A1" office:value-type="string">
            <text:p text:style-name="P1">NOT B</text:p>
          </table:table-cell>
          <table:table-cell table:style-name="Table3.A1" office:value-type="string">
            <text:p text:style-name="P1">Y</text:p>
          </table:table-cell>
        </table:table-row>
        <table:table-row table:style-name="Table3.1"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</table:table>
      <text:p text:style-name="P9"/>
      <text:p text:style-name="P9">The evidence for 6.1.2:</text:p>
      <text:list text:style-name="WWNum28">
        <text:list-item>
          <text:p text:style-name="P27">Circuit diagram (Schematic) as 6.1.2.AND_CIRCUIT_DIAGRAM</text:p>
        </text:list-item>
        <text:list-item>
          <text:p text:style-name="P27"><text:s/>The digital photo as 6.1.2.AND_DIGITAL</text:p>
        </text:list-item>
        <text:list-item>
          <text:p text:style-name="P27">The PIN out diagram for this circuit as 6.1.2.AND_PINOUT_FIG, </text:p>
        </text:list-item>
        <text:list-item>
          <text:p text:style-name="P27">Pinning table as 6.1.2.AND_PINOUT_TABLE</text:p>
        </text:list-item>
      </text:list>
      <text:p text:style-name="P5"/>
      <text:h text:style-name="Heading_20_3" text:outline-level="3"><text:bookmark-start text:name="_Toc177487773"/><text:bookmark-start text:name="_Toc177490176"/><text:bookmark-start text:name="_Toc177490118"/>6.2 OR Gate<text:bookmark-end text:name="_Toc177487773"/><text:bookmark-end text:name="_Toc177490176"/><text:bookmark-end text:name="_Toc177490118"/></text:h>
      <text:p text:style-name="Standard">Constructing OR gate circuit and verify that it operates as expected.</text:p>
      <text:h text:style-name="Heading_20_4" text:outline-level="4">6.2.1 Construct the OR circuit on your breadboard using two NOR gates:</text:h>
      <text:p text:style-name="P7">This circuit is created by two NOR gates with the second NOR gate functioning as an inverter.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1">A</text:p>
          </table:table-cell>
          <table:table-cell table:style-name="Table4.A1" office:value-type="string">
            <text:p text:style-name="P1">B</text:p>
          </table:table-cell>
          <table:table-cell table:style-name="Table4.A1" office:value-type="string">
            <text:p text:style-name="P1">C(Intermediate Output)</text:p>
          </table:table-cell>
          <table:table-cell table:style-name="Table4.A1" office:value-type="string">
            <text:p text:style-name="P1">Y</text:p>
          </table:table-cell>
        </table:table-row>
        <table:table-row table:style-name="Table4.1"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</table:table-row>
      </table:table>
      <text:p text:style-name="P7"/>
      <text:p text:style-name="P9">The other evidence for 6.2.1 is:</text:p>
      <text:list text:style-name="WWNum34">
        <text:list-item>
          <text:p text:style-name="P28">Circuit (Schematic) diagram as 6.2.1.OR_CIRCUIT_DIAGRAM</text:p>
        </text:list-item>
        <text:list-item>
          <text:p text:style-name="P28"><text:s/>The digital photo is as 6.2.1.OR_DIGITAL</text:p>
        </text:list-item>
        <text:list-item>
          <text:p text:style-name="P28"><text:soft-page-break/>The PIN out diagram for this circuit <text:bookmark text:name="_GoBack"/>as 6.2.1.OR_PINOUT_FIG,</text:p>
        </text:list-item>
        <text:list-item>
          <text:p text:style-name="P28">Pinning table as 6.2.1.OR_PINOUT_TABLE</text:p>
        </text:list-item>
      </text:list>
      <text:p text:style-name="P5"/>
      <text:h text:style-name="Heading_20_4" text:outline-level="4">6.2.2 Construct the OR circuit on your breadboard using three NAND gates:</text:h>
      <text:p text:style-name="P7">This circuit is created by three NAND gates with two NAND gates functioning as inverters.</text:p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1">A</text:p>
          </table:table-cell>
          <table:table-cell table:style-name="Table5.A1" office:value-type="string">
            <text:p text:style-name="P1">B</text:p>
          </table:table-cell>
          <table:table-cell table:style-name="Table5.A1" office:value-type="string">
            <text:p text:style-name="P1">NOT A</text:p>
          </table:table-cell>
          <table:table-cell table:style-name="Table5.A1" office:value-type="string">
            <text:p text:style-name="P1">NOT B</text:p>
          </table:table-cell>
          <table:table-cell table:style-name="Table5.A1" office:value-type="string">
            <text:p text:style-name="P1">Y</text:p>
          </table:table-cell>
        </table:table-row>
        <table:table-row table:style-name="Table5.1"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</table:table>
      <text:p text:style-name="P8"/>
      <text:p text:style-name="P9">The other evidence for 6.2.2 :</text:p>
      <text:list text:style-name="WWNum30">
        <text:list-item>
          <text:p text:style-name="P29">Circuit diagram as 6.2.2.OR_CIRCUIT_DIAGRAM</text:p>
        </text:list-item>
        <text:list-item>
          <text:p text:style-name="P29"><text:s/>The digital photo as 6.2.2.OR_DIGITAL</text:p>
        </text:list-item>
        <text:list-item>
          <text:p text:style-name="P29">The PIN out diagram for this circuit as 6.2.2.OR_PINOUT_FIG</text:p>
        </text:list-item>
        <text:list-item>
          <text:p text:style-name="P29">Pinning table as 6.2.2.OR_PINOUT_TABLE</text:p>
        </text:list-item>
      </text:list>
      <text:p text:style-name="P5"/>
      <text:p text:style-name="P18" loext:marker-style-name="T6"/>
      <text:h text:style-name="Heading_20_2" text:outline-level="2"><text:bookmark-start text:name="_Toc177490119"/><text:bookmark-start text:name="_Toc177490177"/>7. Conclusion<text:bookmark-end text:name="_Toc177490119"/><text:bookmark-end text:name="_Toc177490177"/></text:h>
      <text:p text:style-name="P9">*********</text:p>
      <text:h text:style-name="Heading_20_2" text:outline-level="2"><text:bookmark-start text:name="_Toc177490120"/><text:bookmark-start text:name="_Toc177490178"/>References<text:bookmark-end text:name="_Toc177490120"/><text:bookmark-end text:name="_Toc177490178"/></text:h>
      <text:p text:style-name="P8"/>
      <text:h text:style-name="Heading_20_2" text:outline-level="2"><text:bookmark-start text:name="_Toc177490121"/><text:bookmark-start text:name="_Toc177490179"/>Appendix<text:bookmark-end text:name="_Toc177490121"/><text:bookmark-end text:name="_Toc177490179"/></text:h>
      <text:p text:style-name="P8"/>
      <text:p text:style-name="P9">Signature: <text:span text:style-name="T11">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adder ITC" svg:font-family="'Blackadder ITC'" style:font-family-generic="roman" style:font-pitch="variable"/>
    <style:font-face style:name="Cantarell" svg:font-family="Cantarel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false" style:font-name-asian="Cantarell" style:font-size-asian="12pt" style:language-asian="ja" style:country-asian="JP" style:font-name-complex="Nimbus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letter-kerning="false" style:font-name-asian="Cantarell" style:font-size-asian="12pt" style:language-asian="ja" style:country-asian="JP" style:font-name-complex="Nimbus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200%" fo:text-align="start" style:justify-single-word="false" fo:orphans="2" fo:widows="2" fo:text-indent="0.5in" style:auto-text-indent="false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text-indent="0in" style:auto-text-indent="false"/>
    </style:style>
    <style:style style:name="List" style:family="paragraph" style:parent-style-name="Standard" style:class="list">
      <style:paragraph-properties fo:margin-left="0.25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 fo:text-indent="0in" style:auto-text-indent="false"/>
      <style:text-properties fo:color="#000000" loext:opacity="100%" fo:font-size="11pt" fo:font-style="italic" style:font-size-asian="11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 fo:keep-together="always" fo:text-indent="0in" style:auto-text-indent="false" fo:keep-with-next="always"/>
      <style:text-properties style:font-name="Times New Roman1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together="always" fo:text-indent="0in" style:auto-text-indent="false" fo:keep-with-next="always"/>
      <style:text-properties style:font-name="Times New Roman1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keep-together="always" fo:keep-with-next="always"/>
      <style:text-properties style:font-name="Times New Roman1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keep-together="always" fo:keep-with-next="always"/>
      <style:text-properties style:font-name="Times New Roman1" fo:font-family="'Times New Roman'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Nimbus Sans" style:font-family-complex="'Nimbus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keep-together="always" fo:keep-with-next="always"/>
      <style:text-properties style:font-name="Times New Roman1" fo:font-family="'Times New Roman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1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1" fo:font-family="'Times New Roman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1" fo:font-family="'Times New Roman'" style:font-family-generic="roman" style:font-pitch="variable" fo:font-size="11pt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1" fo:font-family="'Times New Roman'" style:font-family-generic="roman" style:font-pitch="variable" fo:font-size="11pt" fo:font-style="italic" style:font-name-asian="Cantarell" style:font-family-asian="Cantarell" style:font-family-generic-asian="system" style:font-pitch-asian="variable" style:font-size-asian="11pt" style:font-style-asian="italic" style:font-name-complex="Nimbus Sans" style:font-family-complex="'Nimbus Sans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Section_20_Title" style:display-name="Section Title" style:family="paragraph" style:parent-style-name="Standard" style:default-outline-level="1" style:list-style-name="">
      <style:paragraph-properties fo:text-align="center" style:justify-single-word="false" fo:text-indent="0in" style:auto-text-indent="false" fo:break-before="page"/>
      <style:text-properties style:font-name="Times New Roman1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loext:linked-style-name="Title_20_Char" style:class="chapter">
      <style:paragraph-properties fo:margin-top="1.6665in" fo:margin-bottom="0in" style:contextual-spacing="true" fo:text-align="center" style:justify-single-word="false" fo:text-indent="0in" style:auto-text-indent="false"/>
      <style:text-properties style:font-name="Times New Roman1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left="0.5in" fo:text-indent="-0.5in" style:auto-text-indent="false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595959" style:shadow="#000000 0.0035in 0.0035in"/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in" fo:margin-bottom="0in" style:contextual-spacing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in" fo:margin-bottom="0in" style:contextual-spacing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top="0in" fo:margin-bottom="0.0835in" style:contextual-spacing="false" fo:text-indent="0in" style:auto-text-indent="false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Appendix" style:family="paragraph" style:parent-style-name="Standard" loext:linked-style-name="Closing_20_Char" style:class="chapter">
      <style:paragraph-properties fo:margin-left="3in" fo:line-height="100%" fo:text-indent="0in" style:auto-text-indent="false"/>
    </style:style>
    <style:style style:name="Marginalia" style:family="paragraph" style:parent-style-name="Standard" loext:linked-style-name="Comment_20_Text_20_Char" style:class="text">
      <style:paragraph-properties fo:line-height="100%" fo:text-indent="0in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>
      <style:paragraph-properties fo:text-indent="0in" style:auto-text-indent="false"/>
    </style:style>
    <style:style style:name="Document_20_Map" style:display-name="Document Map" style:family="paragraph" style:parent-style-name="Standard" loext:linked-style-name="Document_20_Map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>
      <style:paragraph-properties fo:line-height="100%"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line-height="100%"/>
      <style:text-properties fo:font-size="11pt" style:font-size-asian="11pt" style:font-size-complex="10pt"/>
    </style:style>
    <style:style style:name="Addressee" style:family="paragraph" style:parent-style-name="Standard" style:class="extra">
      <style:paragraph-properties fo:margin-left="2in" fo:line-height="100%" fo:text-indent="0in" style:auto-text-indent="false"/>
      <style:text-properties style:font-name="Times New Roman1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Sender" style:family="paragraph" style:parent-style-name="Standard" style:class="extra">
      <style:paragraph-properties fo:line-height="100%" fo:text-indent="0in" style:auto-text-indent="false"/>
      <style:text-properties style:font-name="Times New Roman1" fo:font-family="'Times New Roman'" style:font-family-generic="roman" style:font-pitch="variable" fo:font-size="11pt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pt"/>
    </style:style>
    <style:style style:name="Footer" style:family="paragraph" style:parent-style-name="Standard" loext:linked-style-name="Footer_20_Char" style:class="extra">
      <style:paragraph-properties fo:line-height="100%" fo:text-indent="0in" style:auto-text-indent="false"/>
    </style:style>
    <style:style style:name="HTML_20_Address" style:display-name="HTML Address" style:family="paragraph" style:parent-style-name="Standard" loext:linked-style-name="HTML_20_Address_20_Char">
      <style:paragraph-properties fo:line-height="100%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line-height="100%" fo:text-indent="0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line-height="100%" fo:text-indent="0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line-height="100%" fo:text-indent="0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line-height="100%" fo:text-indent="0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line-height="100%" fo:text-indent="0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line-height="100%" fo:text-indent="0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line-height="100%" fo:text-indent="0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line-height="100%" fo:text-indent="0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line-height="100%" fo:text-indent="0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text-indent="0in" style:auto-text-indent="false"/>
      <style:text-properties style:font-name="Times New Roman1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in" style:contextual-spacing="true" fo:text-indent="0in" style:auto-text-indent="false"/>
    </style:style>
    <style:style style:name="List_20_4_20__28_WW_29_" style:display-name="List 4 (WW)" style:family="paragraph" style:parent-style-name="Standard">
      <style:paragraph-properties fo:margin-left="1in" fo:margin-top="0in" fo:margin-bottom="0in" style:contextual-spacing="true" fo:text-indent="0in" style:auto-text-indent="false"/>
    </style:style>
    <style:style style:name="List_20_5_20__28_WW_29_" style:display-name="List 5 (WW)" style:family="paragraph" style:parent-style-name="Standard">
      <style:paragraph-properties fo:margin-left="1.25in" fo:margin-top="0in" fo:margin-bottom="0in" style:contextual-spacing="true" fo:text-indent="0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in" style:contextual-spacing="true" fo:text-indent="0in" style:auto-text-indent="false"/>
    </style:style>
    <style:style style:name="List_20_3" style:display-name="List 3" style:family="paragraph" style:parent-style-name="Standard" style:list-style-name="WWNum3" style:class="list">
      <style:paragraph-properties fo:margin-top="0in" fo:margin-bottom="0in" style:contextual-spacing="true" fo:text-indent="0in" style:auto-text-indent="false"/>
    </style:style>
    <style:style style:name="List_20_4" style:display-name="List 4" style:family="paragraph" style:parent-style-name="Standard" style:list-style-name="WWNum4" style:class="list">
      <style:paragraph-properties fo:margin-top="0in" fo:margin-bottom="0in" style:contextual-spacing="true" fo:text-indent="0in" style:auto-text-indent="false"/>
    </style:style>
    <style:style style:name="List_20_5" style:display-name="List 5" style:family="paragraph" style:parent-style-name="Standard" style:list-style-name="WWNum5" style:class="list">
      <style:paragraph-properties fo:margin-top="0in" fo:margin-bottom="0in" style:contextual-spacing="true" fo:text-indent="0in" style:auto-text-indent="fals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 fo:text-indent="0in" style:auto-text-indent="fals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 fo:text-indent="0in" style:auto-text-indent="fals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 fo:text-indent="0in" style:auto-text-indent="false"/>
    </style:style>
    <style:style style:name="List_20_4_20_Cont." style:display-name="List 4 Cont." style:family="paragraph" style:parent-style-name="Standard" style:class="list">
      <style:paragraph-properties fo:margin-left="1in" fo:margin-top="0in" fo:margin-bottom="0.0835in" style:contextual-spacing="true" fo:text-indent="0in" style:auto-text-indent="false"/>
    </style:style>
    <style:style style:name="List_20_5_20_Cont." style:display-name="List 5 Cont." style:family="paragraph" style:parent-style-name="Standard" style:class="list">
      <style:paragraph-properties fo:margin-left="1.25in" fo:margin-top="0in" fo:margin-bottom="0.0835in" style:contextual-spacing="true" fo:text-indent="0in" style:auto-text-indent="false"/>
    </style:style>
    <style:style style:name="Numbering_20_1" style:display-name="Numbering 1" style:family="paragraph" style:parent-style-name="Standard" style:list-style-name="WWNum6" style:class="list">
      <style:paragraph-properties fo:margin-top="0in" fo:margin-bottom="0in" style:contextual-spacing="true"/>
    </style:style>
    <style:style style:name="Numbering_20_2" style:display-name="Numbering 2" style:family="paragraph" style:parent-style-name="Standard" style:list-style-name="WWNum7" style:class="list">
      <style:paragraph-properties fo:margin-top="0in" fo:margin-bottom="0in" style:contextual-spacing="true" fo:text-indent="0in" style:auto-text-indent="false"/>
    </style:style>
    <style:style style:name="Numbering_20_3" style:display-name="Numbering 3" style:family="paragraph" style:parent-style-name="Standard" style:list-style-name="WWNum8" style:class="list">
      <style:paragraph-properties fo:margin-top="0in" fo:margin-bottom="0in" style:contextual-spacing="true" fo:text-indent="0in" style:auto-text-indent="false"/>
    </style:style>
    <style:style style:name="Numbering_20_4" style:display-name="Numbering 4" style:family="paragraph" style:parent-style-name="Standard" style:list-style-name="WWNum9" style:class="list">
      <style:paragraph-properties fo:margin-top="0in" fo:margin-bottom="0in" style:contextual-spacing="true" fo:text-indent="0in" style:auto-text-indent="false"/>
    </style:style>
    <style:style style:name="Numbering_20_5" style:display-name="Numbering 5" style:family="paragraph" style:parent-style-name="Standard" style:list-style-name="WWNum10" style:class="list">
      <style:paragraph-properties fo:margin-top="0in" fo:margin-bottom="0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line-height="100%" fo:text-indent="0in" style:auto-text-indent="false" fo:background-color="#cccccc" fo:padding="0.0138in" fo:border="0.74pt solid #000000" style:shadow="none"/>
      <style:text-properties style:font-name="Times New Roman1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text-indent="0in" style:auto-text-indent="false"/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0.5in" fo:text-indent="0in" style:auto-text-indent="false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line-height="100%" fo:text-indent="0in" style:auto-text-indent="false"/>
    </style:style>
    <style:style style:name="Plain_20_Text" style:display-name="Plain Text" style:family="paragraph" style:parent-style-name="Standard" loext:linked-style-name="Plain_20_Text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tation_20_Char" style:class="text">
      <style:paragraph-properties fo:text-indent="0in" style:auto-text-indent="false"/>
    </style:style>
    <style:style style:name="Signature" style:family="paragraph" style:parent-style-name="Standard" loext:linked-style-name="Signature_20_Char" style:class="text">
      <style:paragraph-properties fo:margin-left="3in" fo:line-height="100%" fo:text-indent="0in" style:auto-text-indent="false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665in" fo:text-indent="0in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text-indent="0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 fo:text-indent="0in" style:auto-text-indent="false"/>
    </style:style>
    <style:style style:name="Table_2f_Figure" style:display-name="Table/Figure" style:family="paragraph" style:parent-style-name="Standard">
      <style:paragraph-properties fo:margin-top="0.1665in" fo:margin-bottom="0in" style:contextual-spacing="true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line-height="100%"/>
      <style:text-properties fo:font-size="11pt" style:font-size-asian="11pt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text-align="start" style:justify-single-word="false" fo:text-indent="0.5in" style:auto-text-indent="false"/>
      <style:text-properties style:font-size-complex="16pt" style:font-weight-complex="normal"/>
    </style:style>
    <style:style style:name="Title_20_2" style:display-name="Title 2" style:family="paragraph" style:parent-style-name="Standard">
      <style:paragraph-properties fo:text-align="center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letter-kerning="true"/>
    </style:style>
    <style:style style:name="Strong_20_Emphasis" style:display-name="Strong Emphasis" style:family="text" style:parent-style-name="Default_20_Paragraph_20_Font">
      <style:text-properties fo:text-transform="uppercase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Times New Roman1" fo:font-family="'Times New Roman'" style:font-family-generic="roman" style:font-pitch="variable" style:letter-kerning="tru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1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1" fo:font-family="'Times New Roman'" style:font-family-generic="roman" style:font-pitch="variable" fo:font-style="italic" fo:font-weight="bold" style:letter-kerning="true" style:font-name-asian="Cantarell" style:font-family-asian="Cantarell" style:font-family-generic-asian="system" style:font-pitch-asian="variable" style:font-style-asian="italic" style:font-weight-asian="bold" style:font-name-complex="Nimbus Sans" style:font-family-complex="'Nimbus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1" fo:font-family="'Times New Roman'" style:font-family-generic="roman" style:font-pitch="variable" fo:font-style="italic" style:letter-kerning="true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Body_20_Text_20_2_20_Char" style:display-name="Body Text 2 Char" style:family="text" style:parent-style-name="Default_20_Paragraph_20_Font" loext:linked-style-name="Body_20_Text_20_2">
      <style:text-properties style:letter-kerning="true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11pt" style:letter-kerning="true" style:font-size-asian="11pt" style:font-size-complex="8pt"/>
    </style:style>
    <style:style style:name="Body_20_Text_20_First_20_Indent_20_Char" style:display-name="Body Text First Indent Char" style:family="text" style:parent-style-name="Body_20_Text_20_Char">
      <style:text-properties style:letter-kerning="true"/>
    </style:style>
    <style:style style:name="Body_20_Text_20_Indent_20_Char" style:display-name="Body Text Indent Char" style:family="text" style:parent-style-name="Default_20_Paragraph_20_Font">
      <style:text-properties style:letter-kerning="true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letter-kerning="tru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letter-kerning="true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11pt" style:letter-kerning="true" style:font-size-asian="11pt" style:font-size-complex="8pt"/>
    </style:style>
    <style:style style:name="Closing_20_Char" style:display-name="Closing Char" style:family="text" style:parent-style-name="Default_20_Paragraph_20_Font" loext:linked-style-name="Appendix">
      <style:text-properties style:letter-kerning="true"/>
    </style:style>
    <style:style style:name="Comment_20_Text_20_Char" style:display-name="Comment Text Char" style:family="text" style:parent-style-name="Default_20_Paragraph_20_Font" loext:linked-style-name="Marginalia">
      <style:text-properties fo:font-size="11pt" style:letter-kerning="true" style:font-size-asian="11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letter-kerning="true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 loext:linked-style-name="Date">
      <style:text-properties style:letter-kerning="true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style:letter-kerning="true"/>
    </style:style>
    <style:style style:name="Footnote_20_Text_20_Char" style:display-name="Footnote Text Char" style:family="text" style:parent-style-name="Default_20_Paragraph_20_Font" loext:linked-style-name="Footnote">
      <style:text-properties fo:font-size="11pt" style:letter-kerning="true" style:font-size-asian="11pt" style:font-size-complex="10pt"/>
    </style:style>
    <style:style style:name="Footer_20_Char" style:display-name="Footer Char" style:family="text" style:parent-style-name="Default_20_Paragraph_20_Font" loext:linked-style-name="Footer">
      <style:text-properties style:letter-kerning="true"/>
    </style:style>
    <style:style style:name="Heading_20_6_20_Char" style:display-name="Heading 6 Char" style:family="text" style:parent-style-name="Default_20_Paragraph_20_Font" loext:linked-style-name="Heading_20_6">
      <style:text-properties fo:color="#6e6e6e" loext:opacity="100%" style:font-name="Times New Roman1" fo:font-family="'Times New Roman'" style:font-family-generic="roman" style:font-pitch="variable" style:letter-kerning="tru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6e6e6e" loext:opacity="100%" style:font-name="Times New Roman1" fo:font-family="'Times New Roman'" style:font-family-generic="roman" style:font-pitch="variable" fo:font-style="italic" style:letter-kerning="true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Times New Roman1" fo:font-family="'Times New Roman'" style:font-family-generic="roman" style:font-pitch="variable" fo:font-size="11pt" style:letter-kerning="true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Times New Roman1" fo:font-family="'Times New Roman'" style:font-family-generic="roman" style:font-pitch="variable" fo:font-size="11pt" fo:font-style="italic" style:letter-kerning="true" style:font-name-asian="Cantarell" style:font-family-asian="Cantarell" style:font-family-generic-asian="system" style:font-pitch-asian="variable" style:font-size-asian="11pt" style:font-style-asian="italic" style:font-name-complex="Nimbus Sans" style:font-family-complex="'Nimbus Sans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ddress_20_Char" style:display-name="HTML Address Char" style:family="text" style:parent-style-name="Default_20_Paragraph_20_Font" loext:linked-style-name="HTML_20_Address">
      <style:text-properties fo:font-style="italic" style:letter-kerning="true" style:font-style-asian="italic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Intense_20_Quote_20_Char" style:display-name="Intense Quote Char" style:family="text" style:parent-style-name="Default_20_Paragraph_20_Font" loext:linked-style-name="Intense_20_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Times New Roman1" fo:font-family="'Times New Roman'" style:font-family-generic="roman" style:font-pitch="variable" style:letter-kerning="true" fo:background-color="#cccccc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Note_20_Heading_20_Char" style:display-name="Note Heading Char" style:family="text" style:parent-style-name="Default_20_Paragraph_20_Font" loext:linked-style-name="Note_20_Heading">
      <style:text-properties style:letter-kerning="true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_20_Char" style:display-name="Salutation Char" style:family="text" style:parent-style-name="Default_20_Paragraph_20_Font">
      <style:text-properties style:letter-kerning="true"/>
    </style:style>
    <style:style style:name="Signature_20_Char" style:display-name="Signature Char" style:family="text" style:parent-style-name="Default_20_Paragraph_20_Font" loext:linked-style-name="Signature">
      <style:text-properties style:letter-kerning="tru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fo:font-size="11pt" style:letter-kerning="true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Emphasis" style:display-name="Intense Emphasis" style:family="text" style:parent-style-name="Default_20_Paragraph_20_Font">
      <style:text-properties fo:color="#373737" loext:opacity="100%" fo:font-style="italic" style:font-style-asian="italic" style:font-style-complex="italic">
        <loext:char-complex-color loext:theme-type="accent1" loext:color-type="theme">
          <loext:transformation loext:type="shade" loext:value="749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595959" loext:opacity="100%" fo:letter-spacing="0.0035in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595959" loext:opacity="100%" style:text-underline-style="solid" style:text-underline-width="auto" style:text-underline-color="font-color">
        <loext:char-complex-color loext:theme-type="dark1" loext:color-type="theme">
          <loext:transformation loext:type="tint" loext:value="349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asian="Cantarell" style:font-family-asian="Cantarell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3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0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33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34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35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36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4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43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44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45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5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7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84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8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8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8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9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9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9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9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0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1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0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Grayscale">
        <loext:color loext:name="dark1" loext:color="#000000"/>
        <loext:color loext:name="light1" loext:color="#ffffff"/>
        <loext:color loext:name="dark2" loext:color="#000000"/>
        <loext:color loext:name="light2" loext:color="#f8f8f8"/>
        <loext:color loext:name="accent1" loext:color="#dddddd"/>
        <loext:color loext:name="accent2" loext:color="#b2b2b2"/>
        <loext:color loext:name="accent3" loext:color="#969696"/>
        <loext:color loext:name="accent4" loext:color="#808080"/>
        <loext:color loext:name="accent5" loext:color="#5f5f5f"/>
        <loext:color loext:name="accent6" loext:color="#4d4d4d"/>
        <loext:color loext:name="hyperlink" loext:color="#5f5f5f"/>
        <loext:color loext:name="followed-hyperlink" loext:color="#919191"/>
      </loext:theme-colors>
    </loext:theme>
  </office:styles>
  <office:automatic-styles>
    <style:style style:name="MT1" style:family="text">
      <style:text-properties officeooo:rsid="00167694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loext:content-control loext:plain-text="true" loext:alias="Running head" loext:id="12739865">CSCi 355: Lab 1</loext:content-control><text:span text:style-name="Strong_20_Emphasis"><text:tab/></text:span><text:span text:style-name="Strong_20_Emphasis"><text:page-number text:select-page="current">6</text:page-number></text:span></text:p>
      </style:header>
      <style:header-first>
        <text:p text:style-name="Header"><loext:content-control loext:plain-text="true" loext:alias="Running head" loext:id="-696842620"><text:span text:style-name="MT1">CSCi 355: Lab 2</text:span></loext:content-control><text:span text:style-name="Strong_20_Emphasis"><text:tab/>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miliarization with Basic Combinatorial Logic</dc:title>
    <meta:initial-creator>Ajay Shrestha</meta:initial-creator>
    <meta:editing-cycles>5</meta:editing-cycles>
    <meta:creation-date>2024-09-18T01:30:00</meta:creation-date>
    <dc:date>2024-09-24T11:15:10.561715451</dc:date>
    <meta:editing-duration>PT6M42S</meta:editing-duration>
    <meta:generator>LibreOffice/24.2.6.2$Linux_X86_64 LibreOffice_project/420$Build-2</meta:generator>
    <meta:document-statistic meta:table-count="5" meta:image-count="0" meta:object-count="0" meta:page-count="7" meta:paragraph-count="148" meta:word-count="707" meta:character-count="4092" meta:non-whitespace-character-count="3551"/>
    <meta:user-defined meta:name="AppVersion">16.0000</meta:user-defined>
    <meta:user-defined meta:name="GrammarlyDocumentId">398a0bce033313783d5ded558c322a53eb00447639d66d686fafcda235e7536b</meta:user-defined>
    <meta:template xlink:type="simple" xlink:actuate="onRequest" xlink:title="APA style report (6th edition).dotx" xlink:href=""/>
  </office:meta>
</office:document-meta>
</file>